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37.55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24.077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9.501cm"/>
    </style:style>
    <style:style style:name="co27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tru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3.201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4.387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2.018cm" fo:break-before="auto" style:use-optimal-row-height="fals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0.833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>
      <style:table-cell-properties fo:border="none"/>
    </style:style>
    <style:style style:name="ce21" style:family="table-cell" style:parent-style-name="Default" style:data-style-name="N100"/>
    <style:style style:name="ce2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="Liberation Sans" style:language-complex="hi" style:country-complex="IN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Noto Sans CJK SC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5" style:family="text">
      <style:text-properties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-asian="Noto Sans CJK SC" style:font-name="Liberation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font-name="Liberation Sans" style:language-complex="hi" style:country-complex="IN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font-name-asian="Noto Sans CJK SC" style:font-name="Liberation Sans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9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2" table:number-columns-repeated="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15" table:default-cell-style-name="ce32"/>
        <table:table-row table:style-name="ro1">
          <table:table-cell table:style-name="ce9"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4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13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11"/>
          <table:table-cell table:style-name="ce31" office:value-type="string" calcext:value-type="string">
            <text:p>x</text:p>
          </table:table-cell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31" table:number-columns-repeated="9"/>
          <table:table-cell table:style-name="ce31" office:value-type="string" calcext:value-type="string">
            <text:p>x</text:p>
          </table:table-cell>
          <table:table-cell table:style-name="ce31" table:number-columns-repeated="5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31" table:number-columns-repeated="10"/>
          <table:table-cell table:style-name="ce31" office:value-type="string" calcext:value-type="string">
            <text:p>x</text:p>
          </table:table-cell>
          <table:table-cell table:style-name="ce31" table:number-columns-repeated="4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31" table:number-columns-repeated="13"/>
          <table:table-cell table:style-name="ce31" office:value-type="string" calcext:value-type="string">
            <text:p>x</text:p>
          </table:table-cell>
          <table:table-cell table:style-name="ce31"/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a_ca" table:style-name="ta1">
        <table:table-column table:style-name="co3" table:default-cell-style-name="ce25"/>
        <table:table-column table:style-name="co16" table:default-cell-style-name="ce37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Implanta arquitectures Web analitzant i aplicant criteris de funcionalitat.</text:p>
          </table:table-cell>
          <table:table-cell table:style-name="ce39" office:value-type="string" calcext:value-type="string">
            <text:p>CA1.a) S'han analitzat aspectes generals d'arquitectures web, les seues característiques, avantatges i inconvenients.</text:p>
            <text:p>CA1.b) S'han descrit els fonaments i protocols en els quals es basa el funcionament d'un servidor web.</text:p>
            <text:p>CA1.c) S'ha realitzat la instal·lació i configuració bàsica de servidors web.</text:p>
            <text:p>CA1.d) S'ha realitzat la instal·lació i configuració bàsica de servidors d'aplicacions.</text:p>
            <text:p>CA1.e) S'ha realitzat la instal·lació i configuració bàsica de tecnologies de virtualització de servidors en el núvol i en contenidors.</text:p>
            <text:p>CA1.f) S'han realitzat proves de funcionament dels servidors web i d'aplicacions. i de tecnologies de virtualització en el núvol i en contenidors.</text:p>
            <text:p>CA1.g) S'ha analitzat l'estructura i recursos que componen una aplicació web.</text:p>
            <text:p>CA1.h) S'han descrit els requeriments del procés d'implantació d'una aplicació web.</text:p>
            <text:p>CA1.i) S'han documentat els processos d'instal·lació i configuració realitzats sobre els servidors web, d'aplicacions. i sobre tecnologies de virtualització en el núvol i en contenidors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Implanta aplicacions web en servidors web, avaluant i aplicant criteris de configuració per al seu funcionament segur.</text:p>
          </table:table-cell>
          <table:table-cell table:style-name="ce39" office:value-type="string" calcext:value-type="string">
            <text:p>CA2.a) S'han reconegut els paràmetres d'administració més importants del servidor web.</text:p>
            <text:p>CA2.b) S'ha ampliat la funcionalitat del servidor mitjançant l'activació i configuració de mòduls.</text:p>
            <text:p>CA2.c) S'han creat i configurat llocs virtuals.</text:p>
            <text:p>CA2.d) S'han configurat els mecanismes d'autenticació i control d'accés del servidor.</text:p>
            <text:p>CA2.e) S'han obtingut i instal·lat certificats digitals.</text:p>
            <text:p>CA2.f) S'han establit mecanismes per a assegurar les comunicacions entre el client i el servidor.</text:p>
            <text:p>CA2.g) S'ha elaborat documentació relativa a la configuració, administració segura i recomanacions d'ús del servidor.</text:p>
            <text:p>CA2.h) S'han realitzat els ajustos necessaris per a la implantació d'aplicacions en el servidor web.</text:p>
            <text:p>CA2.i) S'han utilitzat tecnologies de virtualització en el desplegament de servidors web en el núvol i en contenidors.</text:p>
            <text:p>CA2.j) S'han instal·lat, configurat i utilitzat conjunts de ferramentes de gestió de logs, permetent el seu monitoratge, consolidació i anàlisi en temps real.</text:p>
          </table:table-cell>
        </table:table-row>
        <table:table-row table:style-name="ro2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Implanta aplicacions Web en servidors d'aplicacions, avaluant i aplicant criteris de configuració per al seu funcionament segur.</text:p>
          </table:table-cell>
          <table:table-cell office:value-type="string" calcext:value-type="string">
            <text:p>CA3.a) S'han descrit els components i el funcionament dels serveis proporcionats pel servidor d'aplicacions.</text:p>
            <text:p>CA3.b) S'han identificat els principals arxius de configuració i de biblioteques compartides.</text:p>
            <text:p>CA3.c) S'ha configurat el servidor d'aplicacions per a cooperar amb el servidor web.</text:p>
            <text:p>CA3.d) S'han configurat i activat els mecanismes de seguretat del servidor d'aplicacions.</text:p>
            <text:p>CA3.e) S'han configurat i utilitzat els components web del servidor d'aplicacions.</text:p>
            <text:p>CA3.f) S'han realitzat els ajustos necessaris per al desplegament d'aplicacions sobre el servidor.</text:p>
            <text:p>CA3.g) S'han realitzat proves de funcionament i rendiment de l'aplicació web desplegada.</text:p>
            <text:p>CA3.h) S'ha elaborat documentació relativa a l'administració i recomanacions d'ús del servidor d'aplicacions.</text:p>
            <text:p>CA3.i) S'han utilitzat tecnologies de virtualització en el desplegament de servidors d'aplicacions en el núvol i en contenidor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Administra servidors de transferència d'arxius, avaluant i aplicant criteris de configuració que garantisquen la disponibilitat del servei.</text:p>
          </table:table-cell>
          <table:table-cell office:value-type="string" calcext:value-type="string">
            <text:p>CA4.a) S'han instal·lat i configurat servidors de transferència d'arxius.</text:p>
            <text:p>CA4.b) S'han creat usuaris i grups per a l'accés remot al servidor.</text:p>
            <text:p>CA4.c) S'ha comprovat l'accés al servidor, tant en mode actiu com en mode passiu.</text:p>
            <text:p>CA4.d) S'han realitzat proves amb clients en línia de comandos i clients en mode gràfic.</text:p>
            <text:p>CA4.e) S'ha utilitzat el protocol segur de transferència d'arxius.</text:p>
            <text:p>CA4.f) S'han configurat i utilitzat serveis de transferència d'arxius integrats en servidors web.</text:p>
            <text:p>CA4.g) S'ha elaborat documentació relativa a la configuració i administració del servei de transferència d'arxius.</text:p>
            <text:p>CA4.h) S'han utilitzat tecnologies de virtualització en el desplegament de servidors de transferència d'arxius en el núvol i en contenidors.</text:p>
          </table:table-cell>
        </table:table-row>
        <table:table-row table:style-name="ro4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Verifica l'execució d'aplicacions Web comprovant els paràmetres de configuració de serveis de xarxa.</text:p>
          </table:table-cell>
          <table:table-cell office:value-type="string" calcext:value-type="string">
            <text:p>CA5.a) S'ha descrit l'estructura, nomenclatura i funcionalitat dels sistemes de noms jeràrquics.</text:p>
            <text:p>CA5.b) S'han identificat les necessitats de configuració del servidor de noms en funció dels requeriments d'execució de les aplicacions web desplegades.</text:p>
            <text:p>CA5.c) S'han identificat la funció, elements i estructures lògiques del servei de directori.</text:p>
            <text:p>CA5.d) S'ha analitzat la configuració i personalització del servei de directori.</text:p>
            <text:p>CA5.e) S'ha analitzat la capacitat del servei de directori com a mecanisme d'autenticació centralitzada dels usuaris en una xarxa.</text:p>
            <text:p>CA5.f) S'han especificat els paràmetres de configuració en el servei de directoris adequats per al procés de validació d'usuaris de l'aplicació web.</text:p>
            <text:p>CA5.g) S'ha elaborat documentació relativa a les adaptacions realitzades en els serveis de xarxa.</text:p>
            <text:p>CA5.h) S'han utilitzat tecnologies de virtualització en el desplegament de servidors de directoris en el núvol i en contenidors.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Elabora la documentació de l'aplicació Web avaluant i seleccionant ferramentes de generació de documentació i control de versions i d’integració continua.</text:p>
          </table:table-cell>
          <table:table-cell office:value-type="string" calcext:value-type="string">
            <text:p>CA6.a) S'han identificat diferents ferramentes de generació de documentació.</text:p>
            <text:p>CA6.b) S'han documentat el component programari utilitzant els generadors específics de les plataformes.</text:p>
            <text:p>CA6.c) S'han utilitzat diferents formats per a la documentació.</text:p>
            <text:p>CA6.d) S'han utilitzat ferramentes col·laboratives per a l'elaboració i manteniment de la documentació.</text:p>
            <text:p>CA6.e) S'ha instal·lat, configurat i utilitzat un sistema de control de versions.</text:p>
            <text:p>CA6.f) S'ha garantit l'accessibilitat i seguretat de la informació i codi emmagatzemada pel sistema de control de versions.</text:p>
            <text:p>CA6.g) S'ha documentat la instal·lació, configuració i ús del sistema de control de versions utilitzat.</text:p>
            <text:p>CA6.h) S'han utilitzat ferramentes per a la integració contínua del codi.</text:p>
            <text:p/>
            <text:p/>
          </table:table-cell>
        </table:table-row>
      </table:table>
      <table:table table:name="continguts" table:style-name="ta1">
        <table:table-column table:style-name="co18" table:default-cell-style-name="ce52"/>
        <table:table-column table:style-name="co19" table:default-cell-style-name="ce46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5">
          <table:table-cell office:value-type="string" calcext:value-type="string">
            <text:p>RA1</text:p>
          </table:table-cell>
          <table:table-cell table:style-name="ce50" office:value-type="string" calcext:value-type="string">
            <text:p>C1: Implantació d'arquitectures Web:  </text:p>
            <text:p>− Arquitectures web. Models.</text:p>
            <text:p>− Servidors web i d'aplicacions. Instal·lació i configuració bàsica.</text:p>
            <text:p>− Tecnologies de virtualització de servidors en el núvol i en contenidors. Instal·lació i configuració bàsica.</text:p>
            <text:p>− Estructura i recursos que componen una aplicació web.</text:p>
            <text:p>− Documentació dels processos realitzats.</text:p>
          </table:table-cell>
        </table:table-row>
        <table:table-row table:style-name="ro6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2">C2: Administració de servidors Web:</text:span></text:p>
            <text:p><text:span text:style-name="T3">− Configuració avançada del servidor web.</text:span></text:p>
            <text:p><text:span text:style-name="T3">− Mòduls: instal·lació, configuració i ús.</text:span></text:p>
            <text:p><text:span text:style-name="T4">− Hosts virtuals. Creació, configuració i utilització.</text:span></text:p>
            <text:p><text:span text:style-name="T5">− Autenticació i control d'accés.</text:span></text:p>
            <text:p><text:span text:style-name="T6">− El protocol HTTPS.</text:span></text:p>
            <text:p><text:span text:style-name="T2">− Certificats. Servidors de certificats.</text:span></text:p>
            <text:p><text:span text:style-name="T7">− Documentació.</text:span></text:p>
            <text:p><text:span text:style-name="T3">− Desplegament d'aplicacions sobre servidors web.</text:span></text:p>
            <text:p><text:span text:style-name="T4">− Desplegament de servidors web mitjançant tecnologies de virtualització en el núvol i en contenidors.</text:span></text:p>
            <text:p><text:span text:style-name="T5">− Conjunts de ferramentes de gestió de logs. Instal·lació, configuració i utilització, per a l'ajuda a la presa de decisions: Big data.</text:span>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C3: Administració de servidors d'aplicacions:</text:p>
            <text:p>− Arquitectura i configuració bàsica del servidor d'aplicacions.</text:p>
            <text:p>− Administrar aplicacions web.</text:p>
            <text:p>− Autenticació d'usuaris. Dominis de seguretat per a l'autenticació.</text:p>
            <text:p>− Administració de sessions.</text:p>
            <text:p>− Configurar el servidor d'aplicacions per a cooperar amb servidors web.</text:p>
            <text:p>− Desplegament d'aplicacions en el servidor d'aplicacions.</text:p>
            <text:p>− Seguretat en el servidor d'aplicacions.</text:p>
            <text:p>− Documentació.</text:p>
            <text:p>− Desplegament de servidors d'aplicacions mitjançant tecnologies de virtualització en el núvol i en contenidors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C4: Instal·lació i administració de servidors de transferència d'arxius:</text:p>
            <text:p>− Configuració del servei de transferència d'arxius. Permisos i quotes.</text:p>
            <text:p>− Tipus d'usuaris i accessos al servei.</text:p>
            <text:p>− Modes de connexió del client.</text:p>
            <text:p>− Protocol segur de transferència d'arxius.</text:p>
            <text:p>− Utilització de comandos i de ferramentes gràfiques.</text:p>
            <text:p>− Utilització del servei de transferència d'arxivaments en el procés de desplegament de l'aplicació web.</text:p>
            <text:p>− Documentació.</text:p>
            <text:p>− Desplegament de servidors de transferència d'arxius mitjançant tecnologies de virtualització en el núvol i en contenidors.</text:p>
          </table:table-cell>
        </table:table-row>
        <table:table-row table:style-name="ro2">
          <table:table-cell office:value-type="string" calcext:value-type="string">
            <text:p>RA5</text:p>
          </table:table-cell>
          <table:table-cell table:style-name="ce5" office:value-type="string" calcext:value-type="string">
            <text:p><text:span text:style-name="T1">C5: Serveis de xarxa implicats en el desplegament d'una aplicació Web:</text:span></text:p>
            <text:p><text:span text:style-name="T1">− Resolutors de noms. Procés de resolució d'un nom de domini.</text:span></text:p>
            <text:p><text:span text:style-name="T1">− Paràmetres de configuració i registres del servidor de noms afectats en el desplegament.</text:span></text:p>
            <text:p><text:span text:style-name="T1">− Servei de directoris: característiques i funcionalitat.</text:span></text:p>
            <text:p><text:span text:style-name="T1">− Arxius bàsics de configuració.</text:span></text:p>
            <text:p><text:span text:style-name="T1">− Autenticació d'usuaris en el servei de directoris.</text:span></text:p>
            <text:p><text:span text:style-name="T1">− Adaptació de la configuració del servidor de directoris per al desplegament de l'aplicació.</text:span></text:p>
            <text:p><text:span text:style-name="T1">− Documentació.</text:span></text:p>
            <text:p><text:span text:style-name="T1">− Desplegament de servidors de directoris mitjançant tecnologies de virtualització en el núvol i en contenidors.</text:span></text:p>
          </table:table-cell>
        </table:table-row>
        <table:table-row table:style-name="ro7">
          <table:table-cell office:value-type="string" calcext:value-type="string">
            <text:p>RA6</text:p>
          </table:table-cell>
          <table:table-cell office:value-type="string" calcext:value-type="string">
            <text:p>C6: Documentació i sistemes de control de versions i d’integració continua:</text:p>
            <text:p>− Ferramentes externes per a la generació de documentació. Instal·lació, configuració i ús.</text:p>
            <text:p>− Creació i utilització de plantilles.</text:p>
            <text:p>− Instal·lació, configuració i ús de sistemes de control de versions.</text:p>
            <text:p>− Operacions avançades.</text:p>
            <text:p>− Seguretat dels sistemes de control de versions.</text:p>
            <text:p>− Instal·lació, configuració i ús de sistemes d'integració contínua del codi. Monitoratge continu de les mètriques de qualitat de l'aplicació.</text:p>
          </table:table-cell>
        </table:table-row>
      </table:table>
      <table:table table:name="sequenciacio_up_ra" table:style-name="ta1">
        <table:table-column table:style-name="co20" table:default-cell-style-name="ce56"/>
        <table:table-column table:style-name="co21" table:default-cell-style-name="ce56"/>
        <table:table-column table:style-name="co22" table:number-columns-repeated="6" table:default-cell-style-name="ce56"/>
        <table:table-column table:style-name="co3" table:number-columns-repeated="2" table:default-cell-style-name="ce56"/>
        <table:table-row table:style-name="ro1">
          <table:table-cell table:style-name="ce54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RA1</text:p>
          </table:table-cell>
          <table:table-cell table:style-name="ce54" office:value-type="string" calcext:value-type="string">
            <text:p>RA2</text:p>
          </table:table-cell>
          <table:table-cell table:style-name="ce54" office:value-type="string" calcext:value-type="string">
            <text:p>RA3</text:p>
          </table:table-cell>
          <table:table-cell table:style-name="ce54" office:value-type="string" calcext:value-type="string">
            <text:p>RA4</text:p>
          </table:table-cell>
          <table:table-cell table:style-name="ce54" office:value-type="string" calcext:value-type="string">
            <text:p>RA5</text:p>
          </table:table-cell>
          <table:table-cell table:style-name="ce54" office:value-type="string" calcext:value-type="string">
            <text:p>RA6</text:p>
          </table:table-cell>
          <table:table-cell table:style-name="ce54" office:value-type="string" calcext:value-type="string">
            <text:p>Pes</text:p>
          </table:table-cell>
          <table:table-cell table:style-name="ce54" office:value-type="string" calcext:value-type="string">
            <text:p>Hores</text:p>
          </table:table-cell>
        </table:table-row>
        <table:table-row table:style-name="ro8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rquitectura web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float" office:value="30" calcext:value-type="float">
            <text:p>30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Servidors d’aplicacion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3"/>
          <table:table-cell table:number-columns-repeated="2" table:style-name="ce55" office:value-type="float" office:value="20" calcext:value-type="float">
            <text:p>20</text:p>
          </table:table-cell>
        </table:table-row>
        <table:table-row table:style-name="ro9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Serveis de xarxa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float" office:value="15" calcext:value-type="float">
            <text:p>15</text:p>
          </table:table-cell>
        </table:table-row>
        <table:table-row table:style-name="ro10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Contenidors</text:p>
          </table:table-cell>
          <table:table-cell table:style-name="ce55"/>
          <table:table-cell table:style-name="ce55" office:value-type="string" calcext:value-type="string">
            <text:p>CA2.i)</text:p>
            <text:p>CA2.j)</text:p>
          </table:table-cell>
          <table:table-cell table:style-name="ce55" office:value-type="string" calcext:value-type="string">
            <text:p>CA3.i)</text:p>
          </table:table-cell>
          <table:table-cell table:style-name="ce55"/>
          <table:table-cell table:style-name="ce57"/>
          <table:table-cell table:style-name="ce55"/>
          <table:table-cell table:number-columns-repeated="2" table:style-name="ce55" office:value-type="float" office:value="10" calcext:value-type="float">
            <text:p>10</text:p>
          </table:table-cell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Control de versions. Github Actions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number-columns-repeated="2" table:style-name="ce55" office:value-type="float" office:value="25" calcext:value-type="float">
            <text:p>25</text:p>
          </table:table-cell>
        </table:table-row>
        <table:table-row table:style-name="ro1">
          <table:table-cell table:style-name="ce55"/>
          <table:table-cell table:style-name="ce55" office:value-type="string" calcext:value-type="string">
            <text:p>Pes dels RA/Totals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2" table:style-name="ce55" office:value-type="float" office:value="20" calcext:value-type="float">
            <text:p>2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2" table:style-name="ce55" office:value-type="float" office:value="100" calcext:value-type="float">
            <text:p>100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32"/>
        <table:table-column table:style-name="co21" table:default-cell-style-name="ce60"/>
        <table:table-column table:style-name="co23" table:number-columns-repeated="6" table:default-cell-style-name="ce56"/>
        <table:table-row table:style-name="ro1">
          <table:table-cell table:style-name="ce58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C1</text:p>
          </table:table-cell>
          <table:table-cell table:style-name="ce54" office:value-type="string" calcext:value-type="string">
            <text:p>C2</text:p>
          </table:table-cell>
          <table:table-cell table:style-name="ce54" office:value-type="string" calcext:value-type="string">
            <text:p>C3</text:p>
          </table:table-cell>
          <table:table-cell table:style-name="ce54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C6</text:p>
          </table:table-cell>
        </table:table-row>
        <table:table-row table:style-name="ro11">
          <table:table-cell table:style-name="ce59" office:value-type="float" office:value="1" calcext:value-type="float">
            <text:p>1</text:p>
          </table:table-cell>
          <table:table-cell table:style-name="ce55" office:value-type="string" calcext:value-type="string">
            <text:p>Arquitectura web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2"/>
        </table:table-row>
        <table:table-row table:style-name="ro11">
          <table:table-cell table:style-name="ce59" office:value-type="float" office:value="2" calcext:value-type="float">
            <text:p>2</text:p>
          </table:table-cell>
          <table:table-cell table:style-name="ce55" office:value-type="string" calcext:value-type="string">
            <text:p>Servidors d’aplicacion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3"/>
        </table:table-row>
        <table:table-row table:style-name="ro11">
          <table:table-cell table:style-name="ce59" office:value-type="float" office:value="3" calcext:value-type="float">
            <text:p>3</text:p>
          </table:table-cell>
          <table:table-cell table:style-name="ce55" office:value-type="string" calcext:value-type="string">
            <text:p>Serveis de xarxa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/>
        </table:table-row>
        <table:table-row table:style-name="ro11">
          <table:table-cell table:style-name="ce59" office:value-type="float" office:value="4" calcext:value-type="float">
            <text:p>4</text:p>
          </table:table-cell>
          <table:table-cell table:style-name="ce55" office:value-type="string" calcext:value-type="string">
            <text:p>Contenidors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/>
          <table:table-cell table:style-name="ce55" table:number-columns-repeated="2"/>
        </table:table-row>
        <table:table-row table:style-name="ro11">
          <table:table-cell table:style-name="ce59" office:value-type="float" office:value="5" calcext:value-type="float">
            <text:p>5</text:p>
          </table:table-cell>
          <table:table-cell table:style-name="ce55" office:value-type="string" calcext:value-type="string">
            <text:p>Control de versions. Github Actions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</table:table-row>
        <table:table-row table:style-name="ro11" table:number-rows-repeated="2">
          <table:table-cell table:style-name="Default" table:number-columns-repeated="8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mporalització" table:style-name="ta1">
        <table:table-column table:style-name="co24" table:default-cell-style-name="ce55"/>
        <table:table-column table:style-name="co21" table:default-cell-style-name="ce55"/>
        <table:table-column table:style-name="co25" table:default-cell-style-name="ce5"/>
        <table:table-row table:style-name="ro1">
          <table:table-cell table:style-name="ce54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itectura w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vidors d’aplicacions</text:p>
          </table:table-cell>
          <table:table-cell table:style-name="ce63" office:value-type="string" calcext:value-type="string">
            <text:p>1,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veis de xarx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nidors</text:p>
          </table:table-cell>
          <table:table-cell table:style-name="ce6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ol de versions. Github Actions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67" office:value-type="string" calcext:value-type="string">
            <text:p><text:span text:style-name="T1">RA1.</text:span> Implanta arquitectures Web analitzant i aplicant criteris de funcionalitat.</text:p>
          </table:table-cell>
          <table:table-cell table:style-name="ce72"/>
          <table:table-cell table:style-name="ce72" office:value-type="string" calcext:value-type="string">
            <text:p>15</text:p>
          </table:table-cell>
        </table:table-row>
        <table:table-row table:style-name="ro1">
          <table:table-cell table:style-name="ce39" office:value-type="string" calcext:value-type="string">
            <text:p>CA1.a) S'han analitzat aspectes generals d'arquitectures web, les seues característiques, avantatges i inconvenients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75" office:value-type="string" calcext:value-type="string">
            <text:p>CA1.b) S'han descrit els fonaments i protocols en els quals es basa el funcionament d'un servidor web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c) S'ha realitzat la instal·lació i configuració bàsica de servidors web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d) S'ha realitzat la instal·lació i configuració bàsica de servidors d'aplicacion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e) S'ha realitzat la instal·lació i configuració bàsica de tecnologies de virtualització de servidors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f) S'han realitzat proves de funcionament dels servidors web i d'aplicacions. i de tecnologies de virtualització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g) S'ha analitzat l'estructura i recursos que componen una aplicació web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h) S'han descrit els requeriments del procés d'implantació d'una aplicació web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i) S'han documentat els processos d'instal·lació i configuració realitzats sobre els servidors web, d'aplicacions. i sobre tecnologies de virtualització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2.</text:span> Implanta aplicacions web en servidors web, avaluant i aplicant criteris de configuració per al seu funcionament segur.</text:p>
          </table:table-cell>
          <table:table-cell table:style-name="ce73"/>
          <table:table-cell table:style-name="ce72" office:value-type="string" calcext:value-type="string">
            <text:p>20</text:p>
          </table:table-cell>
        </table:table-row>
        <table:table-row table:style-name="ro1">
          <table:table-cell table:style-name="ce39" office:value-type="string" calcext:value-type="string">
            <text:p>CA2.a) S'han reconegut els paràmetres d'administració més importants del servidor web.</text:p>
          </table:table-cell>
          <table:table-cell table:style-name="ce74" office:value-type="string" calcext:value-type="string">
            <text:p>2</text:p>
          </table:table-cell>
          <table:table-cell table:style-name="ce72"/>
        </table:table-row>
        <table:table-row table:style-name="ro1">
          <table:table-cell table:style-name="ce5" office:value-type="string" calcext:value-type="string">
            <text:p>CA2.b) S'ha ampliat la funcionalitat del servidor mitjançant l'activació i configuració de mòdul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c) S'han creat i configurat llocs virtual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d) S'han configurat els mecanismes d'autenticació i control d'accés del servido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e) S'han obtingut i instal·lat certificats digital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f) S'han establit mecanismes per a assegurar les comunicacions entre el client i el servido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g) S'ha elaborat documentació relativa a la configuració, administració segura i recomanacions d'ús del servido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h) S'han realitzat els ajustos necessaris per a la implantació d'aplicacions en el servidor web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i) S'han utilitzat tecnologies de virtualització en el desplegament de servidors web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j) S'han instal·lat, configurat i utilitzat conjunts de ferramentes de gestió de logs, permetent el seu monitoratge, consolidació i anàlisi en temps real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3.</text:span> Implanta aplicacions Web en servidors d'aplicacions, avaluant i aplicant criteris de configuració per al seu funcionament segur.</text:p>
          </table:table-cell>
          <table:table-cell table:style-name="ce72"/>
          <table:table-cell table:style-name="ce72" office:value-type="string" calcext:value-type="string">
            <text:p>20</text:p>
          </table:table-cell>
        </table:table-row>
        <table:table-row table:style-name="ro1">
          <table:table-cell table:style-name="ce24" office:value-type="string" calcext:value-type="string">
            <text:p>CA3.a) S'han descrit els components i el funcionament dels serveis proporcionats pel servidor d'aplicacion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b) S'han identificat els principals arxius de configuració i de biblioteques compartide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c) S'ha configurat el servidor d'aplicacions per a cooperar amb el servidor web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d) S'han configurat i activat els mecanismes de seguretat del servidor d'aplicacion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e) S'han configurat i utilitzat els components web del servidor d'aplicacions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f) S'han realitzat els ajustos necessaris per al desplegament d'aplicacions sobre el servidor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g) S'han realitzat proves de funcionament i rendiment de l'aplicació web desplegada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h) S'ha elaborat documentació relativa a l'administració i recomanacions d'ús del servidor d'aplicacion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i) S'han utilitzat tecnologies de virtualització en el desplegament de servidors d'aplicacions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4.</text:span> Administra servidors de transferència d'arxius, avaluant i aplicant criteris de configuració que garantisquen la disponibilitat del servei.</text:p>
          </table:table-cell>
          <table:table-cell table:style-name="ce72"/>
          <table:table-cell table:style-name="ce72" office:value-type="string" calcext:value-type="string">
            <text:p>10</text:p>
          </table:table-cell>
        </table:table-row>
        <table:table-row table:style-name="ro1">
          <table:table-cell table:style-name="ce24" office:value-type="string" calcext:value-type="string">
            <text:p>CA4.a) S'han instal·lat i configurat servidors de transferència d'arxiu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b) S'han creat usuaris i grups per a l'accés remot al servido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c) S'ha comprovat l'accés al servidor, tant en mode actiu com en mode passiu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d) S'han realitzat proves amb clients en línia de comandos i clients en mode gràfic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e) S'ha utilitzat el protocol segur de transferència d'arxius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f) S'han configurat i utilitzat serveis de transferència d'arxius integrats en servidors web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g) S'ha elaborat documentació relativa a la configuració i administració del servei de transferència d'arxius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h) S'han utilitzat tecnologies de virtualització en el desplegament de servidors de transferència d'arxius en el núvol i en contenidors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5.</text:span> Verifica l'execució d'aplicacions Web comprovant els paràmetres de configuració de serveis de xarxa.</text:p>
          </table:table-cell>
          <table:table-cell table:style-name="ce72"/>
          <table:table-cell table:style-name="ce72" office:value-type="string" calcext:value-type="string">
            <text:p>15</text:p>
          </table:table-cell>
        </table:table-row>
        <table:table-row table:style-name="ro1">
          <table:table-cell table:style-name="ce69" office:value-type="string" calcext:value-type="string">
            <text:p>CA5.a) S'ha descrit l'estructura, nomenclatura i funcionalitat dels sistemes de noms jeràrquics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b) S'han identificat les necessitats de configuració del servidor de noms en funció dels requeriments d'execució de les aplicacions web desplegade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c) S'han identificat la funció, elements i estructures lògiques del servei de directori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d) S'ha analitzat la configuració i personalització del servei de directori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e) S'ha analitzat la capacitat del servei de directori com a mecanisme d'autenticació centralitzada dels usuaris en una xarxa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f) S'han especificat els paràmetres de configuració en el servei de directoris adequats per al procés de validació d'usuaris de l'aplicació web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g) S'ha elaborat documentació relativa a les adaptacions realitzades en els serveis de xarxa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h) S'han utilitzat tecnologies de virtualització en el desplegament de servidors de directoris en el núvol i en contenidor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0">
          <table:table-cell table:style-name="ce67" office:value-type="string" calcext:value-type="string">
            <text:p><text:span text:style-name="T1">RA6.</text:span> Elabora la documentació de l'aplicació Web avaluant i seleccionant ferramentes de generació de documentació i control de versions i d’integració continua.</text:p>
          </table:table-cell>
          <table:table-cell table:style-name="ce73"/>
          <table:table-cell table:style-name="ce72" office:value-type="string" calcext:value-type="string">
            <text:p>20</text:p>
          </table:table-cell>
        </table:table-row>
        <table:table-row table:style-name="ro1">
          <table:table-cell table:style-name="ce24" office:value-type="string" calcext:value-type="string">
            <text:p>CA6.a) S'han identificat diferents ferramentes de generació de documentació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b) S'han documentat el component programari utilitzant els generadors específics de les plataformes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c) S'han utilitzat diferents formats per a la documentació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d) S'han utilitzat ferramentes col·laboratives per a l'elaboració i manteniment de la documentació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e) S'ha instal·lat, configurat i utilitzat un sistema de control de versions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f) S'ha garantit l'accessibilitat i seguretat de la informació i codi emmagatzemada pel sistema de control de version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g) S'ha documentat la instal·lació, configuració i ús del sistema de control de versions utilitzat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h) S'han utilitzat ferramentes per a la integració contínua del codi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104851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/>
    </number:time-style>
    <number:date-style style:name="N136">
      <number:day number:style="long"/>
      <number:text>-</number:text>
      <number:month number:textual="true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-</number:text>
      <number:month number:textual="true"/>
      <number:text>-</number:text>
      <number:year/>
    </number:dat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number number:decimal-places="2" number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4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37">
      <number:hours/>
      <number:text>:</number:text>
      <number:minutes number:style="long"/>
    </number:time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3T18:49:51.349247777</dc:date>
    <meta:editing-duration>P2DT11H27M16S</meta:editing-duration>
    <meta:editing-cycles>131</meta:editing-cycles>
    <meta:generator>LibreOffice/7.3.7.2$Linux_X86_64 LibreOffice_project/30$Build-2</meta:generator>
    <meta:document-statistic meta:table-count="10" meta:cell-count="393" meta:object-count="0"/>
  </office:meta>
</office:document-meta>
</file>